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tyle="italic" style:font-style-asian="italic" style:font-style-complex="italic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Times New Roman" fo:font-size="10pt" officeooo:paragraph-rsid="001d8f1a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20085d" style:font-size-asian="10pt" style:font-size-complex="10pt"/>
    </style:style>
    <style:style style:name="P6" style:family="paragraph" style:parent-style-name="Standard">
      <style:text-properties style:font-name="Times New Roman" fo:font-size="10pt" officeooo:paragraph-rsid="0021a7e9" style:font-size-asian="10pt" style:font-size-complex="10pt"/>
    </style:style>
    <style:style style:name="P7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Arial"/>
    </style:style>
    <style:style style:name="P17" style:family="paragraph" style:parent-style-name="Standard">
      <style:text-properties style:font-name="Arial" officeooo:rsid="0020085d" officeooo:paragraph-rsid="0020085d"/>
    </style:style>
    <style:style style:name="P18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19" style:family="paragraph" style:parent-style-name="Table_20_Heading">
      <style:text-properties fo:color="#99284c" style:font-name="Times New Roman" style:font-size-asian="10pt" style:font-size-complex="10pt"/>
    </style:style>
    <style:style style:name="P20" style:family="paragraph" style:parent-style-name="Table_20_Contents">
      <style:text-properties style:font-name="Times New Roman" style:font-size-asian="10pt" style:font-size-complex="10pt"/>
    </style:style>
    <style:style style:name="P21" style:family="paragraph" style:parent-style-name="Preformatted_20_Text">
      <style:text-properties style:font-name="Times New Roman" fo:font-size="10pt" officeooo:paragraph-rsid="0020085d" style:font-size-asian="10pt" style:font-size-complex="10pt"/>
    </style:style>
    <style:style style:name="P22" style:family="paragraph" style:parent-style-name="Preformatted_20_Text">
      <style:text-properties style:font-name="Times New Roman" fo:font-size="10pt" officeooo:paragraph-rsid="0021a7e9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officeooo:rsid="0019ac13"/>
    </style:style>
    <style:style style:name="T3" style:family="text">
      <style:text-properties officeooo:rsid="001dca14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officeooo:rsid="002008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EMPLATE DOCUMENT FOR INVOICE</text:p>
      <text:p text:style-name="P1"/>
      <text:p text:style-name="P15">This is an ODT template document used to generate personalized documents for your customers or suppliers.</text:p>
      <text:p text:style-name="P15"/>
      <text:p text:style-name="P13">My information:</text:p>
      <text:p text:style-name="P2">This is a list of tags that will be replaced with your informations:</text:p>
      <text:p text:style-name="P3">mycompany_logo = {mycompany_logo}</text:p>
      <text:p text:style-name="P3">mycompany_name = {mycompany_name}</text:p>
      <text:p text:style-name="P3">mycompany_address = {mycompany_address}</text:p>
      <text:p text:style-name="P3">mycompany_zip = {mycompany_zip}</text:p>
      <text:p text:style-name="P3">mycompany_town = {mycompany_town}</text:p>
      <text:p text:style-name="P3">mycompany_country = {mycompany_country}</text:p>
      <text:p text:style-name="P3">mycompany_country_code = {mycompany_country_code}</text:p>
      <text:p text:style-name="P3">mycompany_state = {mycompany_state}</text:p>
      <text:p text:style-name="P3">mycompany_state_code = {mycompany_state_code}</text:p>
      <text:p text:style-name="P3">mycompany_phone = {mycompany_phone}</text:p>
      <text:p text:style-name="P3">mycompany_fax = {mycompany_fax}</text:p>
      <text:p text:style-name="P3">mycompany_email = {mycompany_email}</text:p>
      <text:p text:style-name="P3">mycompany_web = {mycompany_web}</text:p>
      <text:p text:style-name="P3">mycompany_barcode = {mycompany_barcode}</text:p>
      <text:p text:style-name="P3">mycompany_capital= {mycompany_capital}</text:p>
      <text:p text:style-name="P3">mycompany_juridicalstatus= {mycompany_juridicalstatus}</text:p>
      <text:p text:style-name="P3">mycompany_idprof1 = {mycompany_idprof1}</text:p>
      <text:p text:style-name="P3">mycompany_idprof2 = {mycompany_idprof2}</text:p>
      <text:p text:style-name="P3">mycompany_idprof3 = {mycompany_idprof3}</text:p>
      <text:p text:style-name="P3">mycompany_idprof4 = {mycompany_idprof4}</text:p>
      <text:p text:style-name="P3">mycompany_idprof5 = {mycompany_idprof5}</text:p>
      <text:p text:style-name="P3">mycompany_idprof6 = {mycompany_idprof6}</text:p>
      <text:p text:style-name="P3">mycompany_vatnumber = {mycompany_vatnumber}</text:p>
      <text:p text:style-name="P3">mycompany_note = {mycompany_note}</text:p>
      <text:p text:style-name="P3">...</text:p>
      <text:p text:style-name="P7"/>
      <text:p text:style-name="P8">Customers, prospects or suppliers information:</text:p>
      <text:p text:style-name="P2">This is a list of other tags that will be replaced with correct values (tags between {}) :</text:p>
      <text:p text:style-name="P3">company_name = {company_name}</text:p>
      <text:p text:style-name="P3">company_address = {company_address}</text:p>
      <text:p text:style-name="P3">company_zip = {company_zip}</text:p>
      <text:p text:style-name="P3">company_town = {company_town}</text:p>
      <text:p text:style-name="P3">company_country = {company_country}</text:p>
      <text:p text:style-name="P3">company_country_code = {company_country_code}</text:p>
      <text:p text:style-name="P3">company_state = {company_state}</text:p>
      <text:p text:style-name="P3">company_state_code = {company_state_code}</text:p>
      <text:p text:style-name="P3">company_phone = {company_phone}</text:p>
      <text:p text:style-name="P3">company_fax = {company_fax}</text:p>
      <text:p text:style-name="P3">company_email = {company_email}</text:p>
      <text:p text:style-name="P3">company_web = {company_web}</text:p>
      <text:p text:style-name="P3">company_barcode = {company_barcode}</text:p>
      <text:p text:style-name="P3">company_customercode = {company_customercode}</text:p>
      <text:p text:style-name="P3">company_suppliercode = {company_suppliercode}</text:p>
      <text:p text:style-name="P3">company_capital = {company_capital}</text:p>
      <text:p text:style-name="P3">company_juridicalstatus = {company_juridicalstatus}</text:p>
      <text:p text:style-name="P3">company_idprof1 = {company_idprof1}</text:p>
      <text:p text:style-name="P3">company_idprof2 = {company_idprof2}</text:p>
      <text:p text:style-name="P3">company_idprof3 = {company_idprof3}</text:p>
      <text:p text:style-name="P3">company_idprof4 = {company_idprof4}</text:p>
      <text:p text:style-name="P3">company_idprof5 = {company_idprof5}</text:p>
      <text:p text:style-name="P3">company_idprof6 = {company_idprof6}</text:p>
      <text:p text:style-name="P3">company_vatnumber = {company_vatnumber}</text:p>
      <text:p text:style-name="P7">company_note = {company_note}</text:p>
      <text:p text:style-name="P7">…</text:p>
      <text:p text:style-name="P1"><text:soft-page-break/></text:p>
      <text:p text:style-name="P8">User information:</text:p>
      <text:p text:style-name="P10">myuser_lastname = {myuser_lastname}</text:p>
      <text:p text:style-name="P10">myuser_firstname = {myuser_firstname}</text:p>
      <text:p text:style-name="P10">myuser_login = {myuser_login}</text:p>
      <text:p text:style-name="P10">myuser_email = {myuser_email}</text:p>
      <text:p text:style-name="P11">...</text:p>
      <text:p text:style-name="P7"/>
      <text:p text:style-name="P7"/>
      <text:p text:style-name="P7"/>
      <text:p text:style-name="P7"/>
      <text:p text:style-name="P8">Object information:</text:p>
      <text:p text:style-name="P2">This is a list of other tags that will be replaced with correct values (tags between {}) :</text:p>
      <text:p text:style-name="P3">object_id = {object_id}</text:p>
      <text:p text:style-name="P3">object_ref = {object_ref}</text:p>
      <text:p text:style-name="P3">object_source_invoice_ref = {object_source_invoice_ref}</text:p>
      <text:p text:style-name="P3">object_ref_customer = {object_ref_customer}</text:p>
      <text:p text:style-name="P3">object_ref_supplier = {object_ref_supplier}</text:p>
      <text:p text:style-name="P3">object_date = {object_date}</text:p>
      <text:p text:style-name="P3">object_date_limit = {object_date_limit} </text:p>
      <text:p text:style-name="P3">object_date_creation = {object_date_creation}</text:p>
      <text:p text:style-name="P3">object_date_validation = {object_date_validation}</text:p>
      <text:p text:style-name="P3">object_total_ht = {object_total_ht}</text:p>
      <text:p text:style-name="P3">object_total_vat = {object_total_vat}</text:p>
      <text:p text:style-name="P4">object_total_vat_x = <text:span text:style-name="T2">{object_total_vat_x} </text:span>(x <text:span text:style-name="T2">is</text:span> vat rate, <text:span text:style-name="T2">for example 20, 8.5 or 5.99</text:span>)</text:p>
      <text:p text:style-name="P3">object_total_ttc = {object_total_ttc}</text:p>
      <text:p text:style-name="P3">object_total_discount_ht = {object_total_discount_ht}</text:p>
      <text:p text:style-name="P3">object_payment_mode = {object_payment_mode}</text:p>
      <text:p text:style-name="P3">object_payment_mode_code = {object_payment_mode_code}</text:p>
      <text:p text:style-name="P3">object_payment_term = {object_payment_term}</text:p>
      <text:p text:style-name="P3">object_payment_term_code = {object_payment_term_code}</text:p>
      <text:p text:style-name="P3">object_note_private = {object_note_private}</text:p>
      <text:p text:style-name="P3">object_note = {object_note}</text:p>
      <text:p text:style-name="P3">object_already_payed = {object_already_payed}</text:p>
      <text:p text:style-name="P3">object_remain_to_pay = {object_remain_to_pay}</text:p>
      <text:p text:style-name="P3">free_text = {free_text}</text:p>
      <text:p text:style-name="P7">...</text:p>
      <text:p text:style-name="P2"/>
      <text:p text:style-name="P2"/>
      <text:p text:style-name="P9">Lines of object:</text:p>
      <text:p text:style-name="P2">This is how to use arrays for lines of objects (invoices, commercial proposal, orders, etc...). You must create your array in the document and fill it with following tags:</text:p>
      <text:p text:style-name="P3">[!-- BEGIN row.lines --]</text:p>
      <text:p text:style-name="P3"><text:tab/>{line_fulldesc}</text:p>
      <text:p text:style-name="P3"><text:tab/>{line_vatrate}</text:p>
      <text:p text:style-name="P3"><text:tab/>{line_up}</text:p>
      <text:p text:style-name="P3"><text:tab/>{line_qty}</text:p>
      <text:p text:style-name="P3"><text:tab/>{line_discount_percent}</text:p>
      <text:p text:style-name="P3"><text:tab/>{line_price_ht}</text:p>
      <text:p text:style-name="P3"><text:tab/>{line_price_vat}</text:p>
      <text:p text:style-name="P3"><text:tab/>{line_price_ttc}</text:p>
      <text:p text:style-name="P12">[!-- END row.lines --]</text:p>
      <text:p text:style-name="P2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ext:soft-page-break/>
          <table:table-row>
            <table:table-cell table:style-name="Tableau1.A1" office:value-type="string">
              <text:p text:style-name="P19">__Description__</text:p>
            </table:table-cell>
            <table:table-cell table:style-name="Tableau1.A1" office:value-type="string">
              <text:p text:style-name="P19">__VatRate__</text:p>
            </table:table-cell>
            <table:table-cell table:style-name="Tableau1.A1" office:value-type="string">
              <text:p text:style-name="P19">__UP__</text:p>
            </table:table-cell>
            <table:table-cell table:style-name="Tableau1.A1" office:value-type="string">
              <text:p text:style-name="P19">__Qty__</text:p>
            </table:table-cell>
            <table:table-cell table:style-name="Tableau1.A1" office:value-type="string">
              <text:p text:style-name="P19">__Discount__</text:p>
            </table:table-cell>
            <table:table-cell table:style-name="Tableau1.F1" office:value-type="string">
              <text:p text:style-name="P19">__TotalHT__</text:p>
            </table:table-cell>
          </table:table-row>
        </table:table-header-rows>
        <table:table-row>
          <table:table-cell table:style-name="Tableau1.A2" office:value-type="string">
            <text:p text:style-name="P20">[!-- BEGIN row.lines --]{line_fulldesc}</text:p>
          </table:table-cell>
          <table:table-cell table:style-name="Tableau1.B2" office:value-type="string">
            <text:p text:style-name="P20">{line_vatrate}</text:p>
          </table:table-cell>
          <table:table-cell table:style-name="Tableau1.C2" office:value-type="string">
            <text:p text:style-name="P20">{line_up}</text:p>
          </table:table-cell>
          <table:table-cell table:style-name="Tableau1.D2" office:value-type="string">
            <text:p text:style-name="P20">{line_qty}</text:p>
          </table:table-cell>
          <table:table-cell table:style-name="Tableau1.E2" office:value-type="string">
            <text:p text:style-name="P20">{line_discount_percent}</text:p>
          </table:table-cell>
          <table:table-cell table:style-name="Tableau1.F2" office:value-type="string">
            <text:p text:style-name="P20">{line_price_ht}</text:p>
            <text:p text:style-name="P20">[!-- END row.lines --]</text:p>
          </table:table-cell>
        </table:table-row>
      </table:table>
      <text:p text:style-name="P1"/>
      <text:p text:style-name="P1"/>
      <text:p text:style-name="P1"/>
      <text:p text:style-name="P1"/>
      <text:p text:style-name="P1">For complete list of available tags, see on user documentation about using ODT templates on wiki:</text:p>
      <text:p text:style-name="P16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  <text:p text:style-name="P16"/>
      <text:p text:style-name="P16"/>
      <text:p text:style-name="P16"/>
      <text:p text:style-name="P17">Example on how to use conditional</text:p>
      <text:p text:style-name="P21"><text:span text:style-name="T4">[!-- IF {my_var} --]</text:span><text:span text:style-name="T5">Content we see if my_var is defined[!-- ELSE {my_var} --]Content we see if my_var not defined</text:span><text:span text:style-name="T3">[!-- ENDIF {my_var} --]</text:span></text:p>
      <text:p text:style-name="P5"/>
      <text:p text:style-name="P22"><text:span text:style-name="T4">[!-- IF {object_total_vat_20} --]</text:span><text:span text:style-name="T5">Content we see if vat 20 is defined[!-- ELSE {object_total_vat_20} --]Content we see if vat 20 not defined</text:span><text:span text:style-name="T3">[!-- ENDIF {object_total_vat_20} --]</text:span>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4:54:37.733892183</dc:date>
    <meta:editing-duration>PT6H11M57S</meta:editing-duration>
    <meta:editing-cycles>71</meta:editing-cycles>
    <meta:generator>LibreOffice/5.4.6.2$Linux_X86_64 LibreOffice_project/40m0$Build-2</meta:generator>
    <meta:document-statistic meta:table-count="1" meta:image-count="0" meta:object-count="0" meta:page-count="3" meta:paragraph-count="119" meta:word-count="466" meta:character-count="4439" meta:non-whitespace-character-count="4093"/>
  </office:meta>
</office:document-meta>
</file>